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1.04pt"/>
    </style:style>
    <style:style style:name="co5" style:family="table-column">
      <style:table-column-properties fo:break-before="auto" style:column-width="84.64pt"/>
    </style:style>
    <style:style style:name="co6" style:family="table-column">
      <style:table-column-properties fo:break-before="auto" style:column-width="8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22"/>
    <style:style style:name="ce5" style:family="table-cell" style:parent-style-name="Default" style:data-style-name="N11"/>
    <style:style style:name="ce6" style:family="table-cell" style:parent-style-name="Default" style:data-style-name="N104"/>
  </office:automatic-styles>
  <office:body>
    <office:spreadsheet>
      <table:calculation-settings table:automatic-find-labels="false"/>
      <table:table table:name="ResistorCalculation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200" calcext:value-type="float">
            <text:p>2200</text:p>
          </table:table-cell>
          <table:table-cell table:formula="of:=[.$B$3]*[.C2]" office:value-type="float" office:value="4400" calcext:value-type="float">
            <text:p>4400</text:p>
          </table:table-cell>
          <table:table-cell table:formula="of:=[.$B$3]*[.D2]" office:value-type="float" office:value="6600" calcext:value-type="float">
            <text:p>6600</text:p>
          </table:table-cell>
          <table:table-cell table:formula="of:=[.$B$3]*[.E2]" office:value-type="float" office:value="8800" calcext:value-type="float">
            <text:p>8800</text:p>
          </table:table-cell>
          <table:table-cell table:formula="of:=[.$B$3]*[.F2]" office:value-type="float" office:value="11000" calcext:value-type="float">
            <text:p>11000</text:p>
          </table:table-cell>
          <table:table-cell table:formula="of:=[.$B$3]*[.G2]" office:value-type="float" office:value="13200" calcext:value-type="float">
            <text:p>13200</text:p>
          </table:table-cell>
          <table:table-cell/>
          <table:table-cell table:style-name="ce5" office:value-type="percentage" office:value="0.05" calcext:value-type="percentage">
            <text:p>5.00%</text:p>
          </table:table-cell>
          <table:table-cell table:number-columns-repeated="2"/>
          <table:table-cell table:formula="of:=100+(5*45)" office:value-type="float" office:value="325" calcext:value-type="float">
            <text:p>325</text:p>
          </table:table-cell>
          <table:table-cell table:formula="of:=[.L3]*0.04" office:value-type="float" office:value="13" calcext:value-type="float">
            <text:p>13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300" calcext:value-type="float">
            <text:p>4300</text:p>
          </table:table-cell>
          <table:table-cell table:formula="of:=[.$B$4]*[.C2]" office:value-type="float" office:value="8600" calcext:value-type="float">
            <text:p>8600</text:p>
          </table:table-cell>
          <table:table-cell table:formula="of:=[.$B$4]*[.D2]" office:value-type="float" office:value="12900" calcext:value-type="float">
            <text:p>12900</text:p>
          </table:table-cell>
          <table:table-cell table:formula="of:=[.$B$4]*[.E2]" office:value-type="float" office:value="17200" calcext:value-type="float">
            <text:p>17200</text:p>
          </table:table-cell>
          <table:table-cell table:formula="of:=[.$B$4]*[.F2]" office:value-type="float" office:value="21500" calcext:value-type="float">
            <text:p>21500</text:p>
          </table:table-cell>
          <table:table-cell table:formula="of:=[.$B$4]*[.G2]" office:value-type="float" office:value="25800" calcext:value-type="float">
            <text:p>25800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200" calcext:value-type="float">
            <text:p>8200</text:p>
          </table:table-cell>
          <table:table-cell table:formula="of:=[.$B$5]*[.C2]" office:value-type="float" office:value="16400" calcext:value-type="float">
            <text:p>16400</text:p>
          </table:table-cell>
          <table:table-cell table:formula="of:=[.$B$5]*[.D2]" office:value-type="float" office:value="24600" calcext:value-type="float">
            <text:p>24600</text:p>
          </table:table-cell>
          <table:table-cell table:formula="of:=[.$B$5]*[.E2]" office:value-type="float" office:value="32800" calcext:value-type="float">
            <text:p>32800</text:p>
          </table:table-cell>
          <table:table-cell table:formula="of:=[.$B$5]*[.F2]" office:value-type="float" office:value="41000" calcext:value-type="float">
            <text:p>41000</text:p>
          </table:table-cell>
          <table:table-cell table:formula="of:=[.$B$5]*[.G2]" office:value-type="float" office:value="49200" calcext:value-type="float">
            <text:p>49200</text:p>
          </table:table-cell>
          <table:table-cell/>
          <table:table-cell office:value-type="string" calcext:value-type="string">
            <text:p>Vin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6000" calcext:value-type="float">
            <text:p>16000</text:p>
          </table:table-cell>
          <table:table-cell table:formula="of:=[.$B$6]*[.C2]" office:value-type="float" office:value="32000" calcext:value-type="float">
            <text:p>32000</text:p>
          </table:table-cell>
          <table:table-cell table:formula="of:=[.$B$6]*[.D2]" office:value-type="float" office:value="48000" calcext:value-type="float">
            <text:p>48000</text:p>
          </table:table-cell>
          <table:table-cell table:formula="of:=[.$B$6]*[.E2]" office:value-type="float" office:value="64000" calcext:value-type="float">
            <text:p>64000</text:p>
          </table:table-cell>
          <table:table-cell table:formula="of:=[.$B$6]*[.F2]" office:value-type="float" office:value="80000" calcext:value-type="float">
            <text:p>80000</text:p>
          </table:table-cell>
          <table:table-cell table:formula="of:=[.$B$6]*[.G2]" office:value-type="float" office:value="96000" calcext:value-type="float">
            <text:p>96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2000" calcext:value-type="float">
            <text:p>32000</text:p>
          </table:table-cell>
          <table:table-cell table:formula="of:=[.$B$7]*[.C2]" office:value-type="float" office:value="64000" calcext:value-type="float">
            <text:p>64000</text:p>
          </table:table-cell>
          <table:table-cell table:formula="of:=[.$B$7]*[.D2]" office:value-type="float" office:value="96000" calcext:value-type="float">
            <text:p>96000</text:p>
          </table:table-cell>
          <table:table-cell table:formula="of:=[.$B$7]*[.E2]" office:value-type="float" office:value="128000" calcext:value-type="float">
            <text:p>128000</text:p>
          </table:table-cell>
          <table:table-cell table:formula="of:=[.$B$7]*[.F2]" office:value-type="float" office:value="160000" calcext:value-type="float">
            <text:p>160000</text:p>
          </table:table-cell>
          <table:table-cell table:formula="of:=[.$B$7]*[.G2]" office:value-type="float" office:value="192000" calcext:value-type="float">
            <text:p>1920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E7]*(1-[.I3])" office:value-type="float" office:value="121600" calcext:value-type="float">
            <text:p>121600</text:p>
          </table:table-cell>
          <table:table-cell/>
          <table:table-cell table:formula="of:=[.I6]*[.I9]/([.I8]+[.I9])" office:value-type="float" office:value="1.1088" calcext:value-type="float">
            <text:p>1.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Resis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3000" calcext:value-type="float">
            <text:p>43000</text:p>
          </table:table-cell>
          <table:table-cell office:value-type="float" office:value="51000" calcext:value-type="float">
            <text:p>51000</text:p>
          </table:table-cell>
          <table:table-cell/>
          <table:table-cell table:formula="of:=[.E9]*(1+[.I3])" office:value-type="float" office:value="34650" calcext:value-type="float">
            <text:p>34650</text:p>
          </table:table-cell>
          <table:table-cell/>
          <table:table-cell table:formula="of:=[.K8]/[.I6]*1024" office:value-type="float" office:value="227.08224" calcext:value-type="float">
            <text:p>227.08224</text:p>
          </table:table-cell>
          <table:table-cell table:formula="of:=[.K9]-[.E23]" office:value-type="float" office:value="17.194041242236" calcext:value-type="float">
            <text:p>17.194041242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Voltage across check resis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style-name="ce2" table:formula="of:=[.$I$6] * [.B$9] / ([.B3] + [.B$9])" office:value-type="float" office:value="4.0983606557377" calcext:value-type="float">
            <text:p>4.10</text:p>
          </table:table-cell>
          <table:table-cell table:style-name="ce2" table:formula="of:=[.$I$6] * [.C$9] / ([.C3] + [.C$9])" office:value-type="float" office:value="4.0983606557377" calcext:value-type="float">
            <text:p>4.10</text:p>
          </table:table-cell>
          <table:table-cell table:style-name="ce2" table:formula="of:=[.$I$6] * [.D$9] / ([.D3] + [.D$9])" office:value-type="float" office:value="3.92156862745098" calcext:value-type="float">
            <text:p>3.92</text:p>
          </table:table-cell>
          <table:table-cell table:style-name="ce2" table:formula="of:=[.$I$6] * [.E$9] / ([.E3] + [.E$9])" office:value-type="float" office:value="3.94736842105263" calcext:value-type="float">
            <text:p>3.95</text:p>
          </table:table-cell>
          <table:table-cell table:style-name="ce2" table:formula="of:=[.$I$6] * [.F$9] / ([.F3] + [.F$9])" office:value-type="float" office:value="3.98148148148148" calcext:value-type="float">
            <text:p>3.98</text:p>
          </table:table-cell>
          <table:table-cell table:style-name="ce2" table:formula="of:=[.$I$6] * [.G$9] / ([.G3] + [.G$9])" office:value-type="float" office:value="3.97196261682243" calcext:value-type="float">
            <text:p>3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 table:style-name="ce2" table:formula="of:=[.$I$6] * [.B$9] / ([.B4] + [.B$9])" office:value-type="float" office:value="3.4965034965035" calcext:value-type="float">
            <text:p>3.50</text:p>
          </table:table-cell>
          <table:table-cell table:style-name="ce2" table:formula="of:=[.$I$6] * [.C$9] / ([.C4] + [.C$9])" office:value-type="float" office:value="3.4965034965035" calcext:value-type="float">
            <text:p>3.50</text:p>
          </table:table-cell>
          <table:table-cell table:style-name="ce2" table:formula="of:=[.$I$6] * [.D$9] / ([.D4] + [.D$9])" office:value-type="float" office:value="3.2520325203252" calcext:value-type="float">
            <text:p>3.25</text:p>
          </table:table-cell>
          <table:table-cell table:style-name="ce2" table:formula="of:=[.$I$6] * [.E$9] / ([.E4] + [.E$9])" office:value-type="float" office:value="3.28685258964143" calcext:value-type="float">
            <text:p>3.29</text:p>
          </table:table-cell>
          <table:table-cell table:style-name="ce2" table:formula="of:=[.$I$6] * [.F$9] / ([.F4] + [.F$9])" office:value-type="float" office:value="3.33333333333333" calcext:value-type="float">
            <text:p>3.33</text:p>
          </table:table-cell>
          <table:table-cell table:style-name="ce2" table:formula="of:=[.$I$6] * [.G$9] / ([.G4] + [.G$9])" office:value-type="float" office:value="3.3203125" calcext:value-type="float">
            <text:p>3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 table:style-name="ce2" table:formula="of:=[.$I$6] * [.B$9] / ([.B5] + [.B$9])" office:value-type="float" office:value="2.74725274725275" calcext:value-type="float">
            <text:p>2.75</text:p>
          </table:table-cell>
          <table:table-cell table:style-name="ce2" table:formula="of:=[.$I$6] * [.C$9] / ([.C5] + [.C$9])" office:value-type="float" office:value="2.74725274725275" calcext:value-type="float">
            <text:p>2.75</text:p>
          </table:table-cell>
          <table:table-cell table:style-name="ce2" table:formula="of:=[.$I$6] * [.D$9] / ([.D5] + [.D$9])" office:value-type="float" office:value="2.46913580246914" calcext:value-type="float">
            <text:p>2.47</text:p>
          </table:table-cell>
          <table:table-cell table:style-name="ce2" table:formula="of:=[.$I$6] * [.E$9] / ([.E5] + [.E$9])" office:value-type="float" office:value="2.50759878419453" calcext:value-type="float">
            <text:p>2.51</text:p>
          </table:table-cell>
          <table:table-cell table:style-name="ce2" table:formula="of:=[.$I$6] * [.F$9] / ([.F5] + [.F$9])" office:value-type="float" office:value="2.55952380952381" calcext:value-type="float">
            <text:p>2.56</text:p>
          </table:table-cell>
          <table:table-cell table:style-name="ce2" table:formula="of:=[.$I$6] * [.G$9] / ([.G5] + [.G$9])" office:value-type="float" office:value="2.54491017964072" calcext:value-type="float">
            <text:p>2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</text:p>
          </table:table-cell>
          <table:table-cell table:style-name="ce2" table:formula="of:=[.$I$6] * [.B$9] / ([.B6] + [.B$9])" office:value-type="float" office:value="1.92307692307692" calcext:value-type="float">
            <text:p>1.92</text:p>
          </table:table-cell>
          <table:table-cell table:style-name="ce2" table:formula="of:=[.$I$6] * [.C$9] / ([.C6] + [.C$9])" office:value-type="float" office:value="1.92307692307692" calcext:value-type="float">
            <text:p>1.92</text:p>
          </table:table-cell>
          <table:table-cell table:style-name="ce2" table:formula="of:=[.$I$6] * [.D$9] / ([.D6] + [.D$9])" office:value-type="float" office:value="1.66666666666667" calcext:value-type="float">
            <text:p>1.67</text:p>
          </table:table-cell>
          <table:table-cell table:style-name="ce2" table:formula="of:=[.$I$6] * [.E$9] / ([.E6] + [.E$9])" office:value-type="float" office:value="1.70103092783505" calcext:value-type="float">
            <text:p>1.70</text:p>
          </table:table-cell>
          <table:table-cell table:style-name="ce2" table:formula="of:=[.$I$6] * [.F$9] / ([.F6] + [.F$9])" office:value-type="float" office:value="1.7479674796748" calcext:value-type="float">
            <text:p>1.75</text:p>
          </table:table-cell>
          <table:table-cell table:style-name="ce2" table:formula="of:=[.$I$6] * [.G$9] / ([.G6] + [.G$9])" office:value-type="float" office:value="1.73469387755102" calcext:value-type="float">
            <text:p>1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</text:p>
          </table:table-cell>
          <table:table-cell table:style-name="ce2" table:formula="of:=[.$I$6] * [.B$9] / ([.B7] + [.B$9])" office:value-type="float" office:value="1.19047619047619" calcext:value-type="float">
            <text:p>1.19</text:p>
          </table:table-cell>
          <table:table-cell table:style-name="ce2" table:formula="of:=[.$I$6] * [.C$9] / ([.C7] + [.C$9])" office:value-type="float" office:value="1.19047619047619" calcext:value-type="float">
            <text:p>1.19</text:p>
          </table:table-cell>
          <table:table-cell table:style-name="ce2" table:formula="of:=[.$I$6] * [.D$9] / ([.D7] + [.D$9])" office:value-type="float" office:value="1" calcext:value-type="float">
            <text:p>1.00</text:p>
          </table:table-cell>
          <table:table-cell table:style-name="ce2" table:formula="of:=[.$I$6] * [.E$9] / ([.E7] + [.E$9])" office:value-type="float" office:value="1.02484472049689" calcext:value-type="float">
            <text:p>1.02</text:p>
          </table:table-cell>
          <table:table-cell table:style-name="ce2" table:formula="of:=[.$I$6] * [.F$9] / ([.F7] + [.F$9])" office:value-type="float" office:value="1.05911330049261" calcext:value-type="float">
            <text:p>1.06</text:p>
          </table:table-cell>
          <table:table-cell table:style-name="ce2" table:formula="of:=[.$I$6] * [.G$9] / ([.G7] + [.G$9])" office:value-type="float" office:value="1.04938271604938" calcext:value-type="float">
            <text:p>1.0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duino se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fferen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ce3" table:formula="of:=1024 * [.B12] / 5" office:value-type="float" office:value="839.344262295082" calcext:value-type="float">
            <text:p>839</text:p>
          </table:table-cell>
          <table:table-cell table:style-name="ce3" table:formula="of:=1024 * [.C12] / 5" office:value-type="float" office:value="839.344262295082" calcext:value-type="float">
            <text:p>839</text:p>
          </table:table-cell>
          <table:table-cell table:style-name="ce3" table:formula="of:=1024 * [.D12] / 5" office:value-type="float" office:value="803.137254901961" calcext:value-type="float">
            <text:p>803</text:p>
          </table:table-cell>
          <table:table-cell table:style-name="ce3" table:formula="of:=1024 * [.E12] / 5" office:value-type="float" office:value="808.421052631579" calcext:value-type="float">
            <text:p>808</text:p>
          </table:table-cell>
          <table:table-cell table:style-name="ce3" table:formula="of:=1024 * [.F12] / 5" office:value-type="float" office:value="815.407407407407" calcext:value-type="float">
            <text:p>815</text:p>
          </table:table-cell>
          <table:table-cell table:style-name="ce3" table:formula="of:=1024 * [.G12] / 5" office:value-type="float" office:value="813.457943925234" calcext:value-type="float">
            <text:p>813</text:p>
          </table:table-cell>
          <table:table-cell/>
          <table:table-cell office:value-type="string" calcext:value-type="string">
            <text:p>Red → Yellow</text:p>
          </table:table-cell>
          <table:table-cell table:style-name="ce3" table:formula="of:=[.B19]-[.B20]" office:value-type="float" office:value="123.260346211166" calcext:value-type="float">
            <text:p>123</text:p>
          </table:table-cell>
          <table:table-cell table:style-name="ce3" table:formula="of:=[.C19]-[.C20]" office:value-type="float" office:value="123.260346211166" calcext:value-type="float">
            <text:p>123</text:p>
          </table:table-cell>
          <table:table-cell table:style-name="ce3" table:formula="of:=[.D19]-[.D20]" office:value-type="float" office:value="137.120994739359" calcext:value-type="float">
            <text:p>137</text:p>
          </table:table-cell>
          <table:table-cell table:style-name="ce3" table:formula="of:=[.E19]-[.E20]" office:value-type="float" office:value="135.273642273013" calcext:value-type="float">
            <text:p>135</text:p>
          </table:table-cell>
          <table:table-cell table:style-name="ce3" table:formula="of:=[.F19]-[.F20]" office:value-type="float" office:value="132.740740740741" calcext:value-type="float">
            <text:p>133</text:p>
          </table:table-cell>
          <table:table-cell table:style-name="ce3" table:formula="of:=[.G19]-[.G20]" office:value-type="float" office:value="133.457943925234" calcext:value-type="float">
            <text:p>13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style-name="ce3" table:formula="of:=1024 * [.B13] / 5" office:value-type="float" office:value="716.083916083916" calcext:value-type="float">
            <text:p>716</text:p>
          </table:table-cell>
          <table:table-cell table:style-name="ce3" table:formula="of:=1024 * [.C13] / 5" office:value-type="float" office:value="716.083916083916" calcext:value-type="float">
            <text:p>716</text:p>
          </table:table-cell>
          <table:table-cell table:style-name="ce3" table:formula="of:=1024 * [.D13] / 5" office:value-type="float" office:value="666.016260162602" calcext:value-type="float">
            <text:p>666</text:p>
          </table:table-cell>
          <table:table-cell table:style-name="ce3" table:formula="of:=1024 * [.E13] / 5" office:value-type="float" office:value="673.147410358566" calcext:value-type="float">
            <text:p>673</text:p>
          </table:table-cell>
          <table:table-cell table:style-name="ce3" table:formula="of:=1024 * [.F13] / 5" office:value-type="float" office:value="682.666666666667" calcext:value-type="float">
            <text:p>683</text:p>
          </table:table-cell>
          <table:table-cell table:style-name="ce3" table:formula="of:=1024 * [.G13] / 5" office:value-type="float" office:value="680" calcext:value-type="float">
            <text:p>680</text:p>
          </table:table-cell>
          <table:table-cell/>
          <table:table-cell office:value-type="string" calcext:value-type="string">
            <text:p>Yellow → Green</text:p>
          </table:table-cell>
          <table:table-cell table:style-name="ce3" table:formula="of:=[.B20]-[.B21]" office:value-type="float" office:value="153.446553446554" calcext:value-type="float">
            <text:p>153</text:p>
          </table:table-cell>
          <table:table-cell table:style-name="ce3" table:formula="of:=[.C20]-[.C21]" office:value-type="float" office:value="153.446553446554" calcext:value-type="float">
            <text:p>153</text:p>
          </table:table-cell>
          <table:table-cell table:style-name="ce3" table:formula="of:=[.D20]-[.D21]" office:value-type="float" office:value="160.337247816923" calcext:value-type="float">
            <text:p>160</text:p>
          </table:table-cell>
          <table:table-cell table:style-name="ce3" table:formula="of:=[.E20]-[.E21]" office:value-type="float" office:value="159.591179355526" calcext:value-type="float">
            <text:p>160</text:p>
          </table:table-cell>
          <table:table-cell table:style-name="ce3" table:formula="of:=[.F20]-[.F21]" office:value-type="float" office:value="158.476190476191" calcext:value-type="float">
            <text:p>158</text:p>
          </table:table-cell>
          <table:table-cell table:style-name="ce3" table:formula="of:=[.G20]-[.G21]" office:value-type="float" office:value="158.802395209581" calcext:value-type="float">
            <text:p>159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style-name="ce3" table:formula="of:=1024 * [.B14] / 5" office:value-type="float" office:value="562.637362637363" calcext:value-type="float">
            <text:p>563</text:p>
          </table:table-cell>
          <table:table-cell table:style-name="ce3" table:formula="of:=1024 * [.C14] / 5" office:value-type="float" office:value="562.637362637363" calcext:value-type="float">
            <text:p>563</text:p>
          </table:table-cell>
          <table:table-cell table:style-name="ce3" table:formula="of:=1024 * [.D14] / 5" office:value-type="float" office:value="505.679012345679" calcext:value-type="float">
            <text:p>506</text:p>
          </table:table-cell>
          <table:table-cell table:style-name="ce3" table:formula="of:=1024 * [.E14] / 5" office:value-type="float" office:value="513.55623100304" calcext:value-type="float">
            <text:p>514</text:p>
          </table:table-cell>
          <table:table-cell table:style-name="ce3" table:formula="of:=1024 * [.F14] / 5" office:value-type="float" office:value="524.190476190476" calcext:value-type="float">
            <text:p>524</text:p>
          </table:table-cell>
          <table:table-cell table:style-name="ce3" table:formula="of:=1024 * [.G14] / 5" office:value-type="float" office:value="521.197604790419" calcext:value-type="float">
            <text:p>521</text:p>
          </table:table-cell>
          <table:table-cell/>
          <table:table-cell office:value-type="string" calcext:value-type="string">
            <text:p>Green → Blue</text:p>
          </table:table-cell>
          <table:table-cell table:style-name="ce3" table:formula="of:=[.B21]-[.B22]" office:value-type="float" office:value="168.791208791209" calcext:value-type="float">
            <text:p>169</text:p>
          </table:table-cell>
          <table:table-cell table:style-name="ce3" table:formula="of:=[.C21]-[.C22]" office:value-type="float" office:value="168.791208791209" calcext:value-type="float">
            <text:p>169</text:p>
          </table:table-cell>
          <table:table-cell table:style-name="ce3" table:formula="of:=[.D21]-[.D22]" office:value-type="float" office:value="164.345679012346" calcext:value-type="float">
            <text:p>164</text:p>
          </table:table-cell>
          <table:table-cell table:style-name="ce3" table:formula="of:=[.E21]-[.E22]" office:value-type="float" office:value="165.185096982421" calcext:value-type="float">
            <text:p>165</text:p>
          </table:table-cell>
          <table:table-cell table:style-name="ce3" table:formula="of:=[.F21]-[.F22]" office:value-type="float" office:value="166.206736353078" calcext:value-type="float">
            <text:p>166</text:p>
          </table:table-cell>
          <table:table-cell table:style-name="ce3" table:formula="of:=[.G21]-[.G22]" office:value-type="float" office:value="165.93229866797" calcext:value-type="float">
            <text:p>166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style-name="ce3" table:formula="of:=1024 * [.B15] / 5" office:value-type="float" office:value="393.846153846154" calcext:value-type="float">
            <text:p>394</text:p>
          </table:table-cell>
          <table:table-cell table:style-name="ce3" table:formula="of:=1024 * [.C15] / 5" office:value-type="float" office:value="393.846153846154" calcext:value-type="float">
            <text:p>394</text:p>
          </table:table-cell>
          <table:table-cell table:style-name="ce3" table:formula="of:=1024 * [.D15] / 5" office:value-type="float" office:value="341.333333333333" calcext:value-type="float">
            <text:p>341</text:p>
          </table:table-cell>
          <table:table-cell table:style-name="ce3" table:formula="of:=1024 * [.E15] / 5" office:value-type="float" office:value="348.371134020619" calcext:value-type="float">
            <text:p>348</text:p>
          </table:table-cell>
          <table:table-cell table:style-name="ce3" table:formula="of:=1024 * [.F15] / 5" office:value-type="float" office:value="357.983739837398" calcext:value-type="float">
            <text:p>358</text:p>
          </table:table-cell>
          <table:table-cell table:style-name="ce3" table:formula="of:=1024 * [.G15] / 5" office:value-type="float" office:value="355.265306122449" calcext:value-type="float">
            <text:p>355</text:p>
          </table:table-cell>
          <table:table-cell/>
          <table:table-cell office:value-type="string" calcext:value-type="string">
            <text:p>Blue → Black</text:p>
          </table:table-cell>
          <table:table-cell table:style-name="ce3" table:formula="of:=[.B22]-[.B23]" office:value-type="float" office:value="150.03663003663" calcext:value-type="float">
            <text:p>150</text:p>
          </table:table-cell>
          <table:table-cell table:style-name="ce3" table:formula="of:=[.C22]-[.C23]" office:value-type="float" office:value="150.03663003663" calcext:value-type="float">
            <text:p>150</text:p>
          </table:table-cell>
          <table:table-cell table:style-name="ce3" table:formula="of:=[.D22]-[.D23]" office:value-type="float" office:value="136.533333333333" calcext:value-type="float">
            <text:p>137</text:p>
          </table:table-cell>
          <table:table-cell table:style-name="ce3" table:formula="of:=[.E22]-[.E23]" office:value-type="float" office:value="138.482935262855" calcext:value-type="float">
            <text:p>138</text:p>
          </table:table-cell>
          <table:table-cell table:style-name="ce3" table:formula="of:=[.F22]-[.F23]" office:value-type="float" office:value="141.077335896512" calcext:value-type="float">
            <text:p>141</text:p>
          </table:table-cell>
          <table:table-cell table:style-name="ce3" table:formula="of:=[.G22]-[.G23]" office:value-type="float" office:value="140.351725875535" calcext:value-type="float">
            <text:p>14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style-name="ce3" table:formula="of:=1024 * [.B16] / 5" office:value-type="float" office:value="243.809523809524" calcext:value-type="float">
            <text:p>244</text:p>
          </table:table-cell>
          <table:table-cell table:style-name="ce3" table:formula="of:=1024 * [.C16] / 5" office:value-type="float" office:value="243.809523809524" calcext:value-type="float">
            <text:p>244</text:p>
          </table:table-cell>
          <table:table-cell table:style-name="ce3" table:formula="of:=1024 * [.D16] / 5" office:value-type="float" office:value="204.8" calcext:value-type="float">
            <text:p>205</text:p>
          </table:table-cell>
          <table:table-cell table:style-name="ce3" table:formula="of:=1024 * [.E16] / 5" office:value-type="float" office:value="209.888198757764" calcext:value-type="float">
            <text:p>210</text:p>
          </table:table-cell>
          <table:table-cell table:style-name="ce3" table:formula="of:=1024 * [.F16] / 5" office:value-type="float" office:value="216.906403940887" calcext:value-type="float">
            <text:p>217</text:p>
          </table:table-cell>
          <table:table-cell table:style-name="ce3" table:formula="of:=1024 * [.G16] / 5" office:value-type="float" office:value="214.913580246914" calcext:value-type="float">
            <text:p>21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rrent Draw (mA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style-name="ce4" table:formula="of:=[.$I$6]/([.B3] + [.B$9]) * 1000" office:value-type="float" office:value="0.40983606557377" calcext:value-type="float">
            <text:p>0.410</text:p>
          </table:table-cell>
          <table:table-cell table:style-name="ce4" table:formula="of:=[.$I$6]/([.C3] + [.C$9]) * 1000" office:value-type="float" office:value="0.204918032786885" calcext:value-type="float">
            <text:p>0.205</text:p>
          </table:table-cell>
          <table:table-cell table:style-name="ce4" table:formula="of:=[.$I$6]/([.D3] + [.D$9]) * 1000" office:value-type="float" office:value="0.163398692810458" calcext:value-type="float">
            <text:p>0.163</text:p>
          </table:table-cell>
          <table:table-cell table:style-name="ce4" table:formula="of:=[.$I$6]/([.E3] + [.E$9]) * 1000" office:value-type="float" office:value="0.119617224880383" calcext:value-type="float">
            <text:p>0.120</text:p>
          </table:table-cell>
          <table:table-cell table:style-name="ce4" table:formula="of:=[.$I$6]/([.F3] + [.F$9]) * 1000" office:value-type="float" office:value="0.0925925925925926" calcext:value-type="float">
            <text:p>0.093</text:p>
          </table:table-cell>
          <table:table-cell table:style-name="ce4" table:formula="of:=[.$I$6]/([.G3] + [.G$9]) * 1000" office:value-type="float" office:value="0.0778816199376947" calcext:value-type="float">
            <text:p>0.078</text:p>
          </table:table-cell>
          <table:table-cell table:number-columns-repeated="2"/>
          <table:table-cell office:value-type="string" calcext:value-type="string">
            <text:p>Before Oven</text:p>
          </table:table-cell>
          <table:table-cell office:value-type="string" calcext:value-type="string">
            <text:p>After O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llow</text:p>
          </table:table-cell>
          <table:table-cell table:style-name="ce4" table:formula="of:=[.$I$6]/([.B4] + [.B$9]) * 1000" office:value-type="float" office:value="0.34965034965035" calcext:value-type="float">
            <text:p>0.350</text:p>
          </table:table-cell>
          <table:table-cell table:style-name="ce4" table:formula="of:=[.$I$6]/([.C4] + [.C$9]) * 1000" office:value-type="float" office:value="0.174825174825175" calcext:value-type="float">
            <text:p>0.175</text:p>
          </table:table-cell>
          <table:table-cell table:style-name="ce4" table:formula="of:=[.$I$6]/([.D4] + [.D$9]) * 1000" office:value-type="float" office:value="0.13550135501355" calcext:value-type="float">
            <text:p>0.136</text:p>
          </table:table-cell>
          <table:table-cell table:style-name="ce4" table:formula="of:=[.$I$6]/([.E4] + [.E$9]) * 1000" office:value-type="float" office:value="0.099601593625498" calcext:value-type="float">
            <text:p>0.100</text:p>
          </table:table-cell>
          <table:table-cell table:style-name="ce4" table:formula="of:=[.$I$6]/([.F4] + [.F$9]) * 1000" office:value-type="float" office:value="0.0775193798449612" calcext:value-type="float">
            <text:p>0.078</text:p>
          </table:table-cell>
          <table:table-cell table:style-name="ce4" table:formula="of:=[.$I$6]/([.G4] + [.G$9]) * 1000" office:value-type="float" office:value="0.0651041666666667" calcext:value-type="float">
            <text:p>0.06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</text:p>
          </table:table-cell>
          <table:table-cell table:style-name="ce4" table:formula="of:=[.$I$6]/([.B5] + [.B$9]) * 1000" office:value-type="float" office:value="0.274725274725275" calcext:value-type="float">
            <text:p>0.275</text:p>
          </table:table-cell>
          <table:table-cell table:style-name="ce4" table:formula="of:=[.$I$6]/([.C5] + [.C$9]) * 1000" office:value-type="float" office:value="0.137362637362637" calcext:value-type="float">
            <text:p>0.137</text:p>
          </table:table-cell>
          <table:table-cell table:style-name="ce4" table:formula="of:=[.$I$6]/([.D5] + [.D$9]) * 1000" office:value-type="float" office:value="0.102880658436214" calcext:value-type="float">
            <text:p>0.103</text:p>
          </table:table-cell>
          <table:table-cell table:style-name="ce4" table:formula="of:=[.$I$6]/([.E5] + [.E$9]) * 1000" office:value-type="float" office:value="0.0759878419452888" calcext:value-type="float">
            <text:p>0.076</text:p>
          </table:table-cell>
          <table:table-cell table:style-name="ce4" table:formula="of:=[.$I$6]/([.F5] + [.F$9]) * 1000" office:value-type="float" office:value="0.0595238095238095" calcext:value-type="float">
            <text:p>0.060</text:p>
          </table:table-cell>
          <table:table-cell table:style-name="ce4" table:formula="of:=[.$I$6]/([.G5] + [.G$9]) * 1000" office:value-type="float" office:value="0.0499001996007984" calcext:value-type="float">
            <text:p>0.050</text:p>
          </table:table-cell>
          <table:table-cell/>
          <table:table-cell office:value-type="string" calcext:value-type="string">
            <text:p>68k</text:p>
          </table:table-cell>
          <table:table-cell table:number-columns-repeated="2" office:value-type="string" calcext:value-type="string">
            <text:p>67.7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</text:p>
          </table:table-cell>
          <table:table-cell table:style-name="ce4" table:formula="of:=[.$I$6]/([.B6] + [.B$9]) * 1000" office:value-type="float" office:value="0.192307692307692" calcext:value-type="float">
            <text:p>0.192</text:p>
          </table:table-cell>
          <table:table-cell table:style-name="ce4" table:formula="of:=[.$I$6]/([.C6] + [.C$9]) * 1000" office:value-type="float" office:value="0.0961538461538462" calcext:value-type="float">
            <text:p>0.096</text:p>
          </table:table-cell>
          <table:table-cell table:style-name="ce4" table:formula="of:=[.$I$6]/([.D6] + [.D$9]) * 1000" office:value-type="float" office:value="0.0694444444444444" calcext:value-type="float">
            <text:p>0.069</text:p>
          </table:table-cell>
          <table:table-cell table:style-name="ce4" table:formula="of:=[.$I$6]/([.E6] + [.E$9]) * 1000" office:value-type="float" office:value="0.0515463917525773" calcext:value-type="float">
            <text:p>0.052</text:p>
          </table:table-cell>
          <table:table-cell table:style-name="ce4" table:formula="of:=[.$I$6]/([.F6] + [.F$9]) * 1000" office:value-type="float" office:value="0.040650406504065" calcext:value-type="float">
            <text:p>0.041</text:p>
          </table:table-cell>
          <table:table-cell table:style-name="ce4" table:formula="of:=[.$I$6]/([.G6] + [.G$9]) * 1000" office:value-type="float" office:value="0.0340136054421769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</text:p>
          </table:table-cell>
          <table:table-cell table:style-name="ce4" table:formula="of:=[.$I$6]/([.B7] + [.B$9]) * 1000" office:value-type="float" office:value="0.119047619047619" calcext:value-type="float">
            <text:p>0.119</text:p>
          </table:table-cell>
          <table:table-cell table:style-name="ce4" table:formula="of:=[.$I$6]/([.C7] + [.C$9]) * 1000" office:value-type="float" office:value="0.0595238095238095" calcext:value-type="float">
            <text:p>0.060</text:p>
          </table:table-cell>
          <table:table-cell table:style-name="ce4" table:formula="of:=[.$I$6]/([.D7] + [.D$9]) * 1000" office:value-type="float" office:value="0.0416666666666667" calcext:value-type="float">
            <text:p>0.042</text:p>
          </table:table-cell>
          <table:table-cell table:style-name="ce4" table:formula="of:=[.$I$6]/([.E7] + [.E$9]) * 1000" office:value-type="float" office:value="0.031055900621118" calcext:value-type="float">
            <text:p>0.031</text:p>
          </table:table-cell>
          <table:table-cell table:style-name="ce4" table:formula="of:=[.$I$6]/([.F7] + [.F$9]) * 1000" office:value-type="float" office:value="0.0246305418719212" calcext:value-type="float">
            <text:p>0.025</text:p>
          </table:table-cell>
          <table:table-cell table:style-name="ce4" table:formula="of:=[.$I$6]/([.G7] + [.G$9]) * 1000" office:value-type="float" office:value="0.0205761316872428" calcext:value-type="float">
            <text:p>0.021</text:p>
          </table:table-cell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ngth of Routes</text:p>
          </table:table-cell>
          <table:table-cell office:value-type="string" calcext:value-type="string">
            <text:p>Number of Rou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SUM([.B2:.B7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20:23:39.993934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4:41:15.470890179</meta:creation-date>
    <dc:date>2018-02-25T21:39:03.856875578</dc:date>
    <meta:editing-duration>PT4H42M11S</meta:editing-duration>
    <meta:editing-cycles>8</meta:editing-cycles>
    <meta:generator>LibreOffice/5.1.6.2$Linux_X86_64 LibreOffice_project/10m0$Build-2</meta:generator>
    <meta:document-statistic meta:table-count="2" meta:cell-count="244" meta:object-count="0"/>
  </office:meta>
</office:document-meta>
</file>